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3.4201in"/>
      <style:paragraph-properties style:writing-mode="lr-tb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ks7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MG No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KPT Num</text:p>
          </table:table-cell>
          <table:table-cell office:value-type="string" calcext:value-type="string">
            <text:p>KPT SIZE MEAN</text:p>
          </table:table-cell>
          <table:table-cell office:value-type="string" calcext:value-type="string">
            <text:p>KPT SIZE V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19" calcext:value-type="float">
            <text:p>19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0.011663" calcext:value-type="float">
            <text:p>0.011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5" calcext:value-type="float">
            <text:p>15</text:p>
          </table:table-cell>
          <table:table-cell office:value-type="float" office:value="2.1333" calcext:value-type="float">
            <text:p>2.1333</text:p>
          </table:table-cell>
          <table:table-cell office:value-type="float" office:value="0.018963" calcext:value-type="float">
            <text:p>0.018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1" calcext:value-type="float">
            <text:p>21</text:p>
          </table:table-cell>
          <table:table-cell office:value-type="float" office:value="2.09524" calcext:value-type="float">
            <text:p>2.09524</text:p>
          </table:table-cell>
          <table:table-cell office:value-type="float" office:value="0.00950224" calcext:value-type="float">
            <text:p>0.00950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27" calcext:value-type="float">
            <text:p>27</text:p>
          </table:table-cell>
          <table:table-cell office:value-type="float" office:value="2.07407" calcext:value-type="float">
            <text:p>2.07407</text:p>
          </table:table-cell>
          <table:table-cell office:value-type="float" office:value="0.00569018" calcext:value-type="float">
            <text:p>0.00569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49" calcext:value-type="float">
            <text:p>49</text:p>
          </table:table-cell>
          <table:table-cell office:value-type="float" office:value="2.04082" calcext:value-type="float">
            <text:p>2.04082</text:p>
          </table:table-cell>
          <table:table-cell office:value-type="float" office:value="0.00169997" calcext:value-type="float">
            <text:p>0.00169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2.11111" calcext:value-type="float">
            <text:p>2.11111</text:p>
          </table:table-cell>
          <table:table-cell office:value-type="float" office:value="0.0130316" calcext:value-type="float">
            <text:p>0.0130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33" calcext:value-type="float">
            <text:p>33</text:p>
          </table:table-cell>
          <table:table-cell office:value-type="float" office:value="2.06061" calcext:value-type="float">
            <text:p>2.06061</text:p>
          </table:table-cell>
          <table:table-cell office:value-type="float" office:value="0.00378439" calcext:value-type="float">
            <text:p>0.00378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2.07692" calcext:value-type="float">
            <text:p>2.07692</text:p>
          </table:table-cell>
          <table:table-cell office:value-type="float" office:value="0.00614475" calcext:value-type="float">
            <text:p>0.00614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RIS</text:p>
          </table:table-cell>
          <table:table-cell office:value-type="float" office:value="38" calcext:value-type="float">
            <text:p>38</text:p>
          </table:table-cell>
          <table:table-cell office:value-type="float" office:value="2.05263" calcext:value-type="float">
            <text:p>2.05263</text:p>
          </table:table-cell>
          <table:table-cell office:value-type="float" office:value="0.00284299" calcext:value-type="float">
            <text:p>0.00284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95" calcext:value-type="float">
            <text:p>95</text:p>
          </table:table-cell>
          <table:table-cell office:value-type="float" office:value="7.07368" calcext:value-type="float">
            <text:p>7.07368</text:p>
          </table:table-cell>
          <table:table-cell office:value-type="float" office:value="0.00548" calcext:value-type="float">
            <text:p>0.00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95" calcext:value-type="float">
            <text:p>95</text:p>
          </table:table-cell>
          <table:table-cell office:value-type="float" office:value="7.07368" calcext:value-type="float">
            <text:p>7.07368</text:p>
          </table:table-cell>
          <table:table-cell office:value-type="float" office:value="0.00548" calcext:value-type="float">
            <text:p>0.00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93" calcext:value-type="float">
            <text:p>93</text:p>
          </table:table-cell>
          <table:table-cell office:value-type="float" office:value="7.07527" calcext:value-type="float">
            <text:p>7.07527</text:p>
          </table:table-cell>
          <table:table-cell office:value-type="float" office:value="0.00572" calcext:value-type="float">
            <text:p>0.00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97" calcext:value-type="float">
            <text:p>97</text:p>
          </table:table-cell>
          <table:table-cell office:value-type="float" office:value="7.07217" calcext:value-type="float">
            <text:p>7.07217</text:p>
          </table:table-cell>
          <table:table-cell office:value-type="float" office:value="0.00526" calcext:value-type="float">
            <text:p>0.00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98" calcext:value-type="float">
            <text:p>98</text:p>
          </table:table-cell>
          <table:table-cell office:value-type="float" office:value="7.07071" calcext:value-type="float">
            <text:p>7.07071</text:p>
          </table:table-cell>
          <table:table-cell office:value-type="float" office:value="0.00515" calcext:value-type="float">
            <text:p>0.00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99" calcext:value-type="float">
            <text:p>99</text:p>
          </table:table-cell>
          <table:table-cell office:value-type="float" office:value="7.07865" calcext:value-type="float">
            <text:p>7.07865</text:p>
          </table:table-cell>
          <table:table-cell office:value-type="float" office:value="0.00504" calcext:value-type="float">
            <text:p>0.00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89" calcext:value-type="float">
            <text:p>89</text:p>
          </table:table-cell>
          <table:table-cell office:value-type="float" office:value="7.07609" calcext:value-type="float">
            <text:p>7.07609</text:p>
          </table:table-cell>
          <table:table-cell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92" calcext:value-type="float">
            <text:p>92</text:p>
          </table:table-cell>
          <table:table-cell office:value-type="float" office:value="7.07609" calcext:value-type="float">
            <text:p>7.07609</text:p>
          </table:table-cell>
          <table:table-cell office:value-type="float" office:value="0.00585" calcext:value-type="float">
            <text:p>0.00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100" calcext:value-type="float">
            <text:p>100</text:p>
          </table:table-cell>
          <table:table-cell office:value-type="float" office:value="7.07" calcext:value-type="float">
            <text:p>7.07</text:p>
          </table:table-cell>
          <table:table-cell office:value-type="float" office:value="0.00494" calcext:value-type="float">
            <text:p>0.004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float" office:value="94" calcext:value-type="float">
            <text:p>94</text:p>
          </table:table-cell>
          <table:table-cell office:value-type="float" office:value="7.07447" calcext:value-type="float">
            <text:p>7.07447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office:value-type="float" office:value="21.596" calcext:value-type="float">
            <text:p>21.596</text:p>
          </table:table-cell>
          <table:table-cell office:value-type="float" office:value="212.822" calcext:value-type="float">
            <text:p>212.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21.827" calcext:value-type="float">
            <text:p>21.827</text:p>
          </table:table-cell>
          <table:table-cell office:value-type="float" office:value="212.489" calcext:value-type="float">
            <text:p>212.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21.6998" calcext:value-type="float">
            <text:p>21.6998</text:p>
          </table:table-cell>
          <table:table-cell office:value-type="float" office:value="191.253" calcext:value-type="float">
            <text:p>191.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77" calcext:value-type="float">
            <text:p>277</text:p>
          </table:table-cell>
          <table:table-cell office:value-type="float" office:value="20.393" calcext:value-type="float">
            <text:p>20.393</text:p>
          </table:table-cell>
          <table:table-cell office:value-type="float" office:value="159.65" calcext:value-type="float">
            <text:p>159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97" calcext:value-type="float">
            <text:p>297</text:p>
          </table:table-cell>
          <table:table-cell office:value-type="float" office:value="22.6329" calcext:value-type="float">
            <text:p>22.6329</text:p>
          </table:table-cell>
          <table:table-cell office:value-type="float" office:value="221.055" calcext:value-type="float">
            <text:p>221.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79" calcext:value-type="float">
            <text:p>279</text:p>
          </table:table-cell>
          <table:table-cell office:value-type="float" office:value="22.9821" calcext:value-type="float">
            <text:p>22.9821</text:p>
          </table:table-cell>
          <table:table-cell office:value-type="float" office:value="250.518" calcext:value-type="float">
            <text:p>250.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89" calcext:value-type="float">
            <text:p>289</text:p>
          </table:table-cell>
          <table:table-cell office:value-type="float" office:value="21.8304" calcext:value-type="float">
            <text:p>21.8304</text:p>
          </table:table-cell>
          <table:table-cell office:value-type="float" office:value="216.004" calcext:value-type="float">
            <text:p>216.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72" calcext:value-type="float">
            <text:p>272</text:p>
          </table:table-cell>
          <table:table-cell office:value-type="float" office:value="22.1803" calcext:value-type="float">
            <text:p>22.1803</text:p>
          </table:table-cell>
          <table:table-cell office:value-type="float" office:value="226.658" calcext:value-type="float">
            <text:p>226.6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66" calcext:value-type="float">
            <text:p>266</text:p>
          </table:table-cell>
          <table:table-cell office:value-type="float" office:value="22.619" calcext:value-type="float">
            <text:p>22.619</text:p>
          </table:table-cell>
          <table:table-cell office:value-type="float" office:value="230.831" calcext:value-type="float">
            <text:p>230.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ISK</text:p>
          </table:table-cell>
          <table:table-cell office:value-type="float" office:value="254" calcext:value-type="float">
            <text:p>254</text:p>
          </table:table-cell>
          <table:table-cell office:value-type="float" office:value="22.0818" calcext:value-type="float">
            <text:p>22.0818</text:p>
          </table:table-cell>
          <table:table-cell office:value-type="float" office:value="215.617" calcext:value-type="float">
            <text:p>215.6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57.4093" calcext:value-type="float">
            <text:p>57.4093</text:p>
          </table:table-cell>
          <table:table-cell office:value-type="float" office:value="668.767" calcext:value-type="float">
            <text:p>668.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102" calcext:value-type="float">
            <text:p>102</text:p>
          </table:table-cell>
          <table:table-cell office:value-type="float" office:value="57.5312" calcext:value-type="float">
            <text:p>57.5312</text:p>
          </table:table-cell>
          <table:table-cell office:value-type="float" office:value="687.583" calcext:value-type="float">
            <text:p>687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106" calcext:value-type="float">
            <text:p>106</text:p>
          </table:table-cell>
          <table:table-cell office:value-type="float" office:value="56.7873" calcext:value-type="float">
            <text:p>56.7873</text:p>
          </table:table-cell>
          <table:table-cell office:value-type="float" office:value="678.469" calcext:value-type="float">
            <text:p>678.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55.4728" calcext:value-type="float">
            <text:p>55.4728</text:p>
          </table:table-cell>
          <table:table-cell office:value-type="float" office:value="632.848" calcext:value-type="float">
            <text:p>632.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109" calcext:value-type="float">
            <text:p>109</text:p>
          </table:table-cell>
          <table:table-cell office:value-type="float" office:value="57.0855" calcext:value-type="float">
            <text:p>57.0855</text:p>
          </table:table-cell>
          <table:table-cell office:value-type="float" office:value="629.393" calcext:value-type="float">
            <text:p>629.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56.9343" calcext:value-type="float">
            <text:p>56.934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57.0544" calcext:value-type="float">
            <text:p>57.0544</text:p>
          </table:table-cell>
          <table:table-cell office:value-type="float" office:value="649.51" calcext:value-type="float">
            <text:p>649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55.718" calcext:value-type="float">
            <text:p>55.718</text:p>
          </table:table-cell>
          <table:table-cell office:value-type="float" office:value="614.602" calcext:value-type="float">
            <text:p>614.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54.9652" calcext:value-type="float">
            <text:p>54.9652</text:p>
          </table:table-cell>
          <table:table-cell office:value-type="float" office:value="640.655" calcext:value-type="float">
            <text:p>640.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54.6792" calcext:value-type="float">
            <text:p>54.6792</text:p>
          </table:table-cell>
          <table:table-cell office:value-type="float" office:value="562.762" calcext:value-type="float">
            <text:p>562.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7.7581" calcext:value-type="float">
            <text:p>7.7581</text:p>
          </table:table-cell>
          <table:table-cell office:value-type="float" office:value="15.4342" calcext:value-type="float">
            <text:p>15.4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7.52078" calcext:value-type="float">
            <text:p>7.52078</text:p>
          </table:table-cell>
          <table:table-cell office:value-type="float" office:value="12.4706" calcext:value-type="float">
            <text:p>12.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7.48193" calcext:value-type="float">
            <text:p>7.48193</text:p>
          </table:table-cell>
          <table:table-cell office:value-type="float" office:value="12.6676" calcext:value-type="float">
            <text:p>12.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7.60619" calcext:value-type="float">
            <text:p>7.60619</text:p>
          </table:table-cell>
          <table:table-cell office:value-type="float" office:value="12.0161" calcext:value-type="float">
            <text:p>12.0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7.76264" calcext:value-type="float">
            <text:p>7.76264</text:p>
          </table:table-cell>
          <table:table-cell office:value-type="float" office:value="11.8731" calcext:value-type="float">
            <text:p>11.8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7.71731" calcext:value-type="float">
            <text:p>7.71731</text:p>
          </table:table-cell>
          <table:table-cell office:value-type="float" office:value="11.4666" calcext:value-type="float">
            <text:p>11.4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7.76653" calcext:value-type="float">
            <text:p>7.76653</text:p>
          </table:table-cell>
          <table:table-cell office:value-type="float" office:value="11.8328" calcext:value-type="float">
            <text:p>11.8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7.85356" calcext:value-type="float">
            <text:p>7.85356</text:p>
          </table:table-cell>
          <table:table-cell office:value-type="float" office:value="12.3724" calcext:value-type="float">
            <text:p>12.3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7.84268" calcext:value-type="float">
            <text:p>7.84268</text:p>
          </table:table-cell>
          <table:table-cell office:value-type="float" office:value="12.2577" calcext:value-type="float">
            <text:p>12.2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7.91258" calcext:value-type="float">
            <text:p>7.91258</text:p>
          </table:table-cell>
          <table:table-cell office:value-type="float" office:value="13.0247" calcext:value-type="float">
            <text:p>13.0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5.04522" calcext:value-type="float">
            <text:p>5.04522</text:p>
          </table:table-cell>
          <table:table-cell office:value-type="float" office:value="35.2442" calcext:value-type="float">
            <text:p>35.2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32" calcext:value-type="float">
            <text:p>132</text:p>
          </table:table-cell>
          <table:table-cell office:value-type="float" office:value="5.10593" calcext:value-type="float">
            <text:p>5.10593</text:p>
          </table:table-cell>
          <table:table-cell office:value-type="float" office:value="38.1733" calcext:value-type="float">
            <text:p>38.1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24" calcext:value-type="float">
            <text:p>124</text:p>
          </table:table-cell>
          <table:table-cell office:value-type="float" office:value="4.96821" calcext:value-type="float">
            <text:p>4.96821</text:p>
          </table:table-cell>
          <table:table-cell office:value-type="float" office:value="36.2586" calcext:value-type="float">
            <text:p>36.2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4.76309" calcext:value-type="float">
            <text:p>4.76309</text:p>
          </table:table-cell>
          <table:table-cell office:value-type="float" office:value="27.4626" calcext:value-type="float">
            <text:p>27.4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34" calcext:value-type="float">
            <text:p>134</text:p>
          </table:table-cell>
          <table:table-cell office:value-type="float" office:value="4.73341" calcext:value-type="float">
            <text:p>4.73341</text:p>
          </table:table-cell>
          <table:table-cell office:value-type="float" office:value="30.4275" calcext:value-type="float">
            <text:p>30.4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4.70571" calcext:value-type="float">
            <text:p>4.70571</text:p>
          </table:table-cell>
          <table:table-cell office:value-type="float" office:value="31.118" calcext:value-type="float">
            <text:p>31.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5.43371" calcext:value-type="float">
            <text:p>5.43371</text:p>
          </table:table-cell>
          <table:table-cell office:value-type="float" office:value="42.4549" calcext:value-type="float">
            <text:p>42.4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4.67551" calcext:value-type="float">
            <text:p>4.67551</text:p>
          </table:table-cell>
          <table:table-cell office:value-type="float" office:value="26.5302" calcext:value-type="float">
            <text:p>26.53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59" calcext:value-type="float">
            <text:p>159</text:p>
          </table:table-cell>
          <table:table-cell office:value-type="float" office:value="5.54478" calcext:value-type="float">
            <text:p>5.54478</text:p>
          </table:table-cell>
          <table:table-cell office:value-type="float" office:value="44.506" calcext:value-type="float">
            <text:p>44.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5.65655" calcext:value-type="float">
            <text:p>5.65655</text:p>
          </table:table-cell>
          <table:table-cell office:value-type="float" office:value="44.6522" calcext:value-type="float">
            <text:p>44.6522</text:p>
          </table:table-cell>
        </table:table-row>
      </table:table>
      <table:table table:name="Task8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office:value-type="float" office:value="269" calcext:value-type="float">
            <text:p>269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</table:table-row>
      </table:table>
      <table:table table:name="Task9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503.484" calcext:value-type="float">
            <text:p>503.484</text:p>
          </table:table-cell>
          <table:table-cell office:value-type="float" office:value="520.48" calcext:value-type="float">
            <text:p>520.48</text:p>
          </table:table-cell>
          <table:table-cell office:value-type="float" office:value="384.527" calcext:value-type="float">
            <text:p>384.527</text:p>
          </table:table-cell>
          <table:table-cell office:value-type="float" office:value="416.667" calcext:value-type="float">
            <text:p>416.667</text:p>
          </table:table-cell>
          <table:table-cell office:value-type="float" office:value="151.688" calcext:value-type="float">
            <text:p>151.688</text:p>
          </table:table-cell>
          <table:table-cell office:value-type="float" office:value="130.972" calcext:value-type="float">
            <text:p>130.972</text:p>
          </table:table-cell>
          <table:table-cell office:value-type="float" office:value="100.961" calcext:value-type="float">
            <text:p>100.961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20.744" calcext:value-type="float">
            <text:p>120.744</text:p>
          </table:table-cell>
          <table:table-cell office:value-type="float" office:value="101.618" calcext:value-type="float">
            <text:p>101.61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87.775" calcext:value-type="float">
            <text:p>487.775</text:p>
          </table:table-cell>
          <table:table-cell office:value-type="float" office:value="129.011" calcext:value-type="float">
            <text:p>129.011</text:p>
          </table:table-cell>
          <table:table-cell office:value-type="float" office:value="118.489" calcext:value-type="float">
            <text:p>118.489</text:p>
          </table:table-cell>
          <table:table-cell office:value-type="float" office:value="133.018" calcext:value-type="float">
            <text:p>133.018</text:p>
          </table:table-cell>
          <table:table-cell office:value-type="float" office:value="114.65" calcext:value-type="float">
            <text:p>114.65</text:p>
          </table:table-cell>
          <table:table-cell office:value-type="float" office:value="299.145" calcext:value-type="float">
            <text:p>299.145</text:p>
          </table:table-cell>
          <table:table-cell office:value-type="float" office:value="109.986" calcext:value-type="float">
            <text:p>109.986</text:p>
          </table:table-cell>
          <table:table-cell office:value-type="float" office:value="131.736" calcext:value-type="float">
            <text:p>131.736</text:p>
          </table:table-cell>
          <table:table-cell office:value-type="float" office:value="124.822" calcext:value-type="float">
            <text:p>124.822</text:p>
          </table:table-cell>
          <table:table-cell office:value-type="float" office:value="136.79" calcext:value-type="float">
            <text:p>136.7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763.86" calcext:value-type="float">
            <text:p>1763.86</text:p>
          </table:table-cell>
          <table:table-cell office:value-type="float" office:value="936.239" calcext:value-type="float">
            <text:p>936.239</text:p>
          </table:table-cell>
          <table:table-cell office:value-type="float" office:value="344.154" calcext:value-type="float">
            <text:p>344.154</text:p>
          </table:table-cell>
          <table:table-cell office:value-type="float" office:value="153.757" calcext:value-type="float">
            <text:p>153.757</text:p>
          </table:table-cell>
          <table:table-cell office:value-type="float" office:value="156.813" calcext:value-type="float">
            <text:p>156.813</text:p>
          </table:table-cell>
          <table:table-cell office:value-type="float" office:value="156.763" calcext:value-type="float">
            <text:p>156.763</text:p>
          </table:table-cell>
          <table:table-cell office:value-type="float" office:value="156.777" calcext:value-type="float">
            <text:p>156.777</text:p>
          </table:table-cell>
          <table:table-cell office:value-type="float" office:value="175.191" calcext:value-type="float">
            <text:p>175.191</text:p>
          </table:table-cell>
          <table:table-cell office:value-type="float" office:value="164.406" calcext:value-type="float">
            <text:p>164.406</text:p>
          </table:table-cell>
          <table:table-cell office:value-type="float" office:value="201.223" calcext:value-type="float">
            <text:p>201.22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591.366" calcext:value-type="float">
            <text:p>591.366</text:p>
          </table:table-cell>
          <table:table-cell office:value-type="float" office:value="743.503" calcext:value-type="float">
            <text:p>743.503</text:p>
          </table:table-cell>
          <table:table-cell office:value-type="float" office:value="164.101" calcext:value-type="float">
            <text:p>164.101</text:p>
          </table:table-cell>
          <table:table-cell office:value-type="float" office:value="140.793" calcext:value-type="float">
            <text:p>140.793</text:p>
          </table:table-cell>
          <table:table-cell office:value-type="float" office:value="149.044" calcext:value-type="float">
            <text:p>149.044</text:p>
          </table:table-cell>
          <table:table-cell office:value-type="float" office:value="140.819" calcext:value-type="float">
            <text:p>140.819</text:p>
          </table:table-cell>
          <table:table-cell office:value-type="float" office:value="124.661" calcext:value-type="float">
            <text:p>124.661</text:p>
          </table:table-cell>
          <table:table-cell office:value-type="float" office:value="136.632" calcext:value-type="float">
            <text:p>136.632</text:p>
          </table:table-cell>
          <table:table-cell office:value-type="float" office:value="148.626" calcext:value-type="float">
            <text:p>148.626</text:p>
          </table:table-cell>
          <table:table-cell office:value-type="float" office:value="138.888" calcext:value-type="float">
            <text:p>138.88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2739.33" calcext:value-type="float">
            <text:p>2739.33</text:p>
          </table:table-cell>
          <table:table-cell office:value-type="float" office:value="1991.98" calcext:value-type="float">
            <text:p>1991.98</text:p>
          </table:table-cell>
          <table:table-cell office:value-type="float" office:value="167.07" calcext:value-type="float">
            <text:p>167.07</text:p>
          </table:table-cell>
          <table:table-cell office:value-type="float" office:value="161.539" calcext:value-type="float">
            <text:p>161.539</text:p>
          </table:table-cell>
          <table:table-cell office:value-type="float" office:value="167.582" calcext:value-type="float">
            <text:p>167.582</text:p>
          </table:table-cell>
          <table:table-cell office:value-type="float" office:value="505.409" calcext:value-type="float">
            <text:p>505.409</text:p>
          </table:table-cell>
          <table:table-cell office:value-type="float" office:value="449.505" calcext:value-type="float">
            <text:p>449.505</text:p>
          </table:table-cell>
          <table:table-cell office:value-type="float" office:value="287.485" calcext:value-type="float">
            <text:p>287.485</text:p>
          </table:table-cell>
          <table:table-cell office:value-type="float" office:value="213.11" calcext:value-type="float">
            <text:p>213.11</text:p>
          </table:table-cell>
          <table:table-cell office:value-type="float" office:value="444.731" calcext:value-type="float">
            <text:p>444.73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55.562" calcext:value-type="float">
            <text:p>555.562</text:p>
          </table:table-cell>
          <table:table-cell office:value-type="float" office:value="473.119" calcext:value-type="float">
            <text:p>473.119</text:p>
          </table:table-cell>
          <table:table-cell office:value-type="float" office:value="119.713" calcext:value-type="float">
            <text:p>119.713</text:p>
          </table:table-cell>
          <table:table-cell office:value-type="float" office:value="97.6765" calcext:value-type="float">
            <text:p>97.6765</text:p>
          </table:table-cell>
          <table:table-cell office:value-type="float" office:value="113.722" calcext:value-type="float">
            <text:p>113.722</text:p>
          </table:table-cell>
          <table:table-cell office:value-type="float" office:value="129.182" calcext:value-type="float">
            <text:p>129.182</text:p>
          </table:table-cell>
          <table:table-cell office:value-type="float" office:value="104.646" calcext:value-type="float">
            <text:p>104.646</text:p>
          </table:table-cell>
          <table:table-cell office:value-type="float" office:value="104.066" calcext:value-type="float">
            <text:p>104.066</text:p>
          </table:table-cell>
          <table:table-cell office:value-type="float" office:value="105.32" calcext:value-type="float">
            <text:p>105.32</text:p>
          </table:table-cell>
          <table:table-cell office:value-type="float" office:value="104.763" calcext:value-type="float">
            <text:p>104.76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652.554" calcext:value-type="float">
            <text:p>652.554</text:p>
          </table:table-cell>
          <table:table-cell office:value-type="float" office:value="619.048" calcext:value-type="float">
            <text:p>619.048</text:p>
          </table:table-cell>
          <table:table-cell office:value-type="float" office:value="179.199" calcext:value-type="float">
            <text:p>179.199</text:p>
          </table:table-cell>
          <table:table-cell office:value-type="float" office:value="188.227" calcext:value-type="float">
            <text:p>188.227</text:p>
          </table:table-cell>
          <table:table-cell office:value-type="float" office:value="209.244" calcext:value-type="float">
            <text:p>209.244</text:p>
          </table:table-cell>
          <table:table-cell office:value-type="float" office:value="217.61" calcext:value-type="float">
            <text:p>217.61</text:p>
          </table:table-cell>
          <table:table-cell office:value-type="float" office:value="208.278" calcext:value-type="float">
            <text:p>208.278</text:p>
          </table:table-cell>
          <table:table-cell office:value-type="float" office:value="190.783" calcext:value-type="float">
            <text:p>190.783</text:p>
          </table:table-cell>
          <table:table-cell office:value-type="float" office:value="225.411" calcext:value-type="float">
            <text:p>225.411</text:p>
          </table:table-cell>
          <table:table-cell office:value-type="float" office:value="243.614" calcext:value-type="float">
            <text:p>243.61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91.238" calcext:value-type="float">
            <text:p>691.238</text:p>
          </table:table-cell>
          <table:table-cell office:value-type="float" office:value="208.056" calcext:value-type="float">
            <text:p>208.056</text:p>
          </table:table-cell>
          <table:table-cell office:value-type="float" office:value="173.738" calcext:value-type="float">
            <text:p>173.738</text:p>
          </table:table-cell>
          <table:table-cell office:value-type="float" office:value="171.856" calcext:value-type="float">
            <text:p>171.856</text:p>
          </table:table-cell>
          <table:table-cell office:value-type="float" office:value="162.292" calcext:value-type="float">
            <text:p>162.292</text:p>
          </table:table-cell>
          <table:table-cell office:value-type="float" office:value="200.012" calcext:value-type="float">
            <text:p>200.012</text:p>
          </table:table-cell>
          <table:table-cell office:value-type="float" office:value="176.896" calcext:value-type="float">
            <text:p>176.896</text:p>
          </table:table-cell>
          <table:table-cell office:value-type="float" office:value="177.001" calcext:value-type="float">
            <text:p>177.001</text:p>
          </table:table-cell>
          <table:table-cell office:value-type="float" office:value="167.058" calcext:value-type="float">
            <text:p>167.058</text:p>
          </table:table-cell>
          <table:table-cell office:value-type="float" office:value="164.598" calcext:value-type="float">
            <text:p>164.59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66.671" calcext:value-type="float">
            <text:p>966.671</text:p>
          </table:table-cell>
          <table:table-cell office:value-type="float" office:value="891.061" calcext:value-type="float">
            <text:p>891.061</text:p>
          </table:table-cell>
          <table:table-cell office:value-type="float" office:value="427.602" calcext:value-type="float">
            <text:p>427.602</text:p>
          </table:table-cell>
          <table:table-cell office:value-type="float" office:value="252.297" calcext:value-type="float">
            <text:p>252.297</text:p>
          </table:table-cell>
          <table:table-cell office:value-type="float" office:value="144.217" calcext:value-type="float">
            <text:p>144.217</text:p>
          </table:table-cell>
          <table:table-cell office:value-type="float" office:value="102.461" calcext:value-type="float">
            <text:p>102.461</text:p>
          </table:table-cell>
          <table:table-cell office:value-type="float" office:value="130.082" calcext:value-type="float">
            <text:p>130.082</text:p>
          </table:table-cell>
          <table:table-cell office:value-type="float" office:value="104.453" calcext:value-type="float">
            <text:p>104.453</text:p>
          </table:table-cell>
          <table:table-cell office:value-type="float" office:value="115.661" calcext:value-type="float">
            <text:p>115.661</text:p>
          </table:table-cell>
          <table:table-cell office:value-type="float" office:value="130.054" calcext:value-type="float">
            <text:p>130.05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038.44" calcext:value-type="float">
            <text:p>1038.44</text:p>
          </table:table-cell>
          <table:table-cell office:value-type="float" office:value="175.592" calcext:value-type="float">
            <text:p>175.592</text:p>
          </table:table-cell>
          <table:table-cell office:value-type="float" office:value="148.462" calcext:value-type="float">
            <text:p>148.462</text:p>
          </table:table-cell>
          <table:table-cell office:value-type="float" office:value="138.552" calcext:value-type="float">
            <text:p>138.552</text:p>
          </table:table-cell>
          <table:table-cell office:value-type="float" office:value="122.018" calcext:value-type="float">
            <text:p>122.018</text:p>
          </table:table-cell>
          <table:table-cell office:value-type="float" office:value="147.084" calcext:value-type="float">
            <text:p>147.084</text:p>
          </table:table-cell>
          <table:table-cell office:value-type="float" office:value="146.292" calcext:value-type="float">
            <text:p>146.292</text:p>
          </table:table-cell>
          <table:table-cell office:value-type="float" office:value="174.318" calcext:value-type="float">
            <text:p>174.318</text:p>
          </table:table-cell>
          <table:table-cell office:value-type="float" office:value="159.629" calcext:value-type="float">
            <text:p>159.629</text:p>
          </table:table-cell>
          <table:table-cell office:value-type="float" office:value="174.522" calcext:value-type="float">
            <text:p>174.52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759.133" calcext:value-type="float">
            <text:p>759.133</text:p>
          </table:table-cell>
          <table:table-cell office:value-type="float" office:value="395.354" calcext:value-type="float">
            <text:p>395.354</text:p>
          </table:table-cell>
          <table:table-cell office:value-type="float" office:value="470.515" calcext:value-type="float">
            <text:p>470.515</text:p>
          </table:table-cell>
          <table:table-cell office:value-type="float" office:value="484.58" calcext:value-type="float">
            <text:p>484.58</text:p>
          </table:table-cell>
          <table:table-cell office:value-type="float" office:value="316.925" calcext:value-type="float">
            <text:p>316.925</text:p>
          </table:table-cell>
          <table:table-cell office:value-type="float" office:value="327.183" calcext:value-type="float">
            <text:p>327.183</text:p>
          </table:table-cell>
          <table:table-cell office:value-type="float" office:value="357" calcext:value-type="float">
            <text:p>357</text:p>
          </table:table-cell>
          <table:table-cell office:value-type="float" office:value="312.717" calcext:value-type="float">
            <text:p>312.717</text:p>
          </table:table-cell>
          <table:table-cell office:value-type="float" office:value="240.522" calcext:value-type="float">
            <text:p>240.522</text:p>
          </table:table-cell>
          <table:table-cell office:value-type="float" office:value="265.905" calcext:value-type="float">
            <text:p>265.90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701.11" calcext:value-type="float">
            <text:p>701.11</text:p>
          </table:table-cell>
          <table:table-cell office:value-type="float" office:value="218.553" calcext:value-type="float">
            <text:p>218.553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33.194" calcext:value-type="float">
            <text:p>233.194</text:p>
          </table:table-cell>
          <table:table-cell office:value-type="float" office:value="212.847" calcext:value-type="float">
            <text:p>212.847</text:p>
          </table:table-cell>
          <table:table-cell office:value-type="float" office:value="208.347" calcext:value-type="float">
            <text:p>208.347</text:p>
          </table:table-cell>
          <table:table-cell office:value-type="float" office:value="207.496" calcext:value-type="float">
            <text:p>207.496</text:p>
          </table:table-cell>
          <table:table-cell office:value-type="float" office:value="221.767" calcext:value-type="float">
            <text:p>221.767</text:p>
          </table:table-cell>
          <table:table-cell office:value-type="float" office:value="198.377" calcext:value-type="float">
            <text:p>198.377</text:p>
          </table:table-cell>
          <table:table-cell office:value-type="float" office:value="159.845" calcext:value-type="float">
            <text:p>159.84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586.711" calcext:value-type="float">
            <text:p>586.711</text:p>
          </table:table-cell>
          <table:table-cell office:value-type="float" office:value="429.741" calcext:value-type="float">
            <text:p>429.741</text:p>
          </table:table-cell>
          <table:table-cell office:value-type="float" office:value="110.964" calcext:value-type="float">
            <text:p>110.964</text:p>
          </table:table-cell>
          <table:table-cell office:value-type="float" office:value="111.706" calcext:value-type="float">
            <text:p>111.706</text:p>
          </table:table-cell>
          <table:table-cell office:value-type="float" office:value="92.1995" calcext:value-type="float">
            <text:p>92.1995</text:p>
          </table:table-cell>
          <table:table-cell office:value-type="float" office:value="126.82" calcext:value-type="float">
            <text:p>126.82</text:p>
          </table:table-cell>
          <table:table-cell office:value-type="float" office:value="103.256" calcext:value-type="float">
            <text:p>103.256</text:p>
          </table:table-cell>
          <table:table-cell office:value-type="float" office:value="111.095" calcext:value-type="float">
            <text:p>111.095</text:p>
          </table:table-cell>
          <table:table-cell office:value-type="float" office:value="127.253" calcext:value-type="float">
            <text:p>127.253</text:p>
          </table:table-cell>
          <table:table-cell office:value-type="float" office:value="127.353" calcext:value-type="float">
            <text:p>127.353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754.808" calcext:value-type="float">
            <text:p>754.808</text:p>
          </table:table-cell>
          <table:table-cell office:value-type="float" office:value="156.471" calcext:value-type="float">
            <text:p>156.471</text:p>
          </table:table-cell>
          <table:table-cell office:value-type="float" office:value="140.027" calcext:value-type="float">
            <text:p>140.027</text:p>
          </table:table-cell>
          <table:table-cell office:value-type="float" office:value="140.782" calcext:value-type="float">
            <text:p>140.782</text:p>
          </table:table-cell>
          <table:table-cell office:value-type="float" office:value="163.925" calcext:value-type="float">
            <text:p>163.925</text:p>
          </table:table-cell>
          <table:table-cell office:value-type="float" office:value="165.988" calcext:value-type="float">
            <text:p>165.988</text:p>
          </table:table-cell>
          <table:table-cell office:value-type="float" office:value="187.256" calcext:value-type="float">
            <text:p>187.256</text:p>
          </table:table-cell>
          <table:table-cell office:value-type="float" office:value="186.278" calcext:value-type="float">
            <text:p>186.278</text:p>
          </table:table-cell>
          <table:table-cell office:value-type="float" office:value="181.089" calcext:value-type="float">
            <text:p>181.089</text:p>
          </table:table-cell>
          <table:table-cell office:value-type="float" office:value="188.816" calcext:value-type="float">
            <text:p>188.81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462.906" calcext:value-type="float">
            <text:p>462.906</text:p>
          </table:table-cell>
          <table:table-cell office:value-type="float" office:value="160.786" calcext:value-type="float">
            <text:p>160.786</text:p>
          </table:table-cell>
          <table:table-cell office:value-type="float" office:value="157.402" calcext:value-type="float">
            <text:p>157.402</text:p>
          </table:table-cell>
          <table:table-cell office:value-type="float" office:value="174.371" calcext:value-type="float">
            <text:p>174.371</text:p>
          </table:table-cell>
          <table:table-cell office:value-type="float" office:value="156.066" calcext:value-type="float">
            <text:p>156.066</text:p>
          </table:table-cell>
          <table:table-cell office:value-type="float" office:value="182.672" calcext:value-type="float">
            <text:p>182.672</text:p>
          </table:table-cell>
          <table:table-cell office:value-type="float" office:value="117.317" calcext:value-type="float">
            <text:p>117.317</text:p>
          </table:table-cell>
          <table:table-cell office:value-type="float" office:value="160.446" calcext:value-type="float">
            <text:p>160.446</text:p>
          </table:table-cell>
          <table:table-cell office:value-type="float" office:value="238.618" calcext:value-type="float">
            <text:p>238.618</text:p>
          </table:table-cell>
          <table:table-cell office:value-type="float" office:value="242.065" calcext:value-type="float">
            <text:p>242.06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34.696" calcext:value-type="float">
            <text:p>434.696</text:p>
          </table:table-cell>
          <table:table-cell office:value-type="float" office:value="94.922" calcext:value-type="float">
            <text:p>94.922</text:p>
          </table:table-cell>
          <table:table-cell office:value-type="float" office:value="178.859" calcext:value-type="float">
            <text:p>178.859</text:p>
          </table:table-cell>
          <table:table-cell office:value-type="float" office:value="136.366" calcext:value-type="float">
            <text:p>136.366</text:p>
          </table:table-cell>
          <table:table-cell office:value-type="float" office:value="175.075" calcext:value-type="float">
            <text:p>175.075</text:p>
          </table:table-cell>
          <table:table-cell office:value-type="float" office:value="177.324" calcext:value-type="float">
            <text:p>177.324</text:p>
          </table:table-cell>
          <table:table-cell office:value-type="float" office:value="186.321" calcext:value-type="float">
            <text:p>186.321</text:p>
          </table:table-cell>
          <table:table-cell office:value-type="float" office:value="184.382" calcext:value-type="float">
            <text:p>184.382</text:p>
          </table:table-cell>
          <table:table-cell office:value-type="float" office:value="169.338" calcext:value-type="float">
            <text:p>169.338</text:p>
          </table:table-cell>
          <table:table-cell office:value-type="float" office:value="177.785" calcext:value-type="float">
            <text:p>177.78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547.417" calcext:value-type="float">
            <text:p>547.417</text:p>
          </table:table-cell>
          <table:table-cell office:value-type="float" office:value="152.307" calcext:value-type="float">
            <text:p>152.307</text:p>
          </table:table-cell>
          <table:table-cell office:value-type="float" office:value="143.912" calcext:value-type="float">
            <text:p>143.912</text:p>
          </table:table-cell>
          <table:table-cell office:value-type="float" office:value="86.6468" calcext:value-type="float">
            <text:p>86.6468</text:p>
          </table:table-cell>
          <table:table-cell office:value-type="float" office:value="134.546" calcext:value-type="float">
            <text:p>134.546</text:p>
          </table:table-cell>
          <table:table-cell office:value-type="float" office:value="158.537" calcext:value-type="float">
            <text:p>158.537</text:p>
          </table:table-cell>
          <table:table-cell office:value-type="float" office:value="110.398" calcext:value-type="float">
            <text:p>110.398</text:p>
          </table:table-cell>
          <table:table-cell office:value-type="float" office:value="160.198" calcext:value-type="float">
            <text:p>160.198</text:p>
          </table:table-cell>
          <table:table-cell office:value-type="float" office:value="127.849" calcext:value-type="float">
            <text:p>127.849</text:p>
          </table:table-cell>
          <table:table-cell office:value-type="float" office:value="734.768" calcext:value-type="float">
            <text:p>734.76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645.33" calcext:value-type="float">
            <text:p>1645.33</text:p>
          </table:table-cell>
          <table:table-cell office:value-type="float" office:value="844.321" calcext:value-type="float">
            <text:p>844.321</text:p>
          </table:table-cell>
          <table:table-cell office:value-type="float" office:value="187.506" calcext:value-type="float">
            <text:p>187.506</text:p>
          </table:table-cell>
          <table:table-cell office:value-type="float" office:value="120.059" calcext:value-type="float">
            <text:p>120.059</text:p>
          </table:table-cell>
          <table:table-cell office:value-type="float" office:value="120.213" calcext:value-type="float">
            <text:p>120.213</text:p>
          </table:table-cell>
          <table:table-cell office:value-type="float" office:value="145.374" calcext:value-type="float">
            <text:p>145.374</text:p>
          </table:table-cell>
          <table:table-cell office:value-type="float" office:value="187.24" calcext:value-type="float">
            <text:p>187.24</text:p>
          </table:table-cell>
          <table:table-cell office:value-type="float" office:value="188.329" calcext:value-type="float">
            <text:p>188.329</text:p>
          </table:table-cell>
          <table:table-cell office:value-type="float" office:value="187.605" calcext:value-type="float">
            <text:p>187.605</text:p>
          </table:table-cell>
          <table:table-cell office:value-type="float" office:value="274.513" calcext:value-type="float">
            <text:p>274.51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568.568" calcext:value-type="float">
            <text:p>568.568</text:p>
          </table:table-cell>
          <table:table-cell office:value-type="float" office:value="229.616" calcext:value-type="float">
            <text:p>229.616</text:p>
          </table:table-cell>
          <table:table-cell office:value-type="float" office:value="151.734" calcext:value-type="float">
            <text:p>151.734</text:p>
          </table:table-cell>
          <table:table-cell office:value-type="float" office:value="216.721" calcext:value-type="float">
            <text:p>216.721</text:p>
          </table:table-cell>
          <table:table-cell office:value-type="float" office:value="193.992" calcext:value-type="float">
            <text:p>193.992</text:p>
          </table:table-cell>
          <table:table-cell office:value-type="float" office:value="184.627" calcext:value-type="float">
            <text:p>184.627</text:p>
          </table:table-cell>
          <table:table-cell office:value-type="float" office:value="143.059" calcext:value-type="float">
            <text:p>143.059</text:p>
          </table:table-cell>
          <table:table-cell office:value-type="float" office:value="138.462" calcext:value-type="float">
            <text:p>138.462</text:p>
          </table:table-cell>
          <table:table-cell office:value-type="float" office:value="313.605" calcext:value-type="float">
            <text:p>313.605</text:p>
          </table:table-cell>
          <table:table-cell office:value-type="float" office:value="241.592" calcext:value-type="float">
            <text:p>241.592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117.77" calcext:value-type="float">
            <text:p>1117.77</text:p>
          </table:table-cell>
          <table:table-cell office:value-type="float" office:value="532.187" calcext:value-type="float">
            <text:p>532.187</text:p>
          </table:table-cell>
          <table:table-cell office:value-type="float" office:value="187.449" calcext:value-type="float">
            <text:p>187.449</text:p>
          </table:table-cell>
          <table:table-cell office:value-type="float" office:value="182.056" calcext:value-type="float">
            <text:p>182.056</text:p>
          </table:table-cell>
          <table:table-cell office:value-type="float" office:value="167.847" calcext:value-type="float">
            <text:p>167.847</text:p>
          </table:table-cell>
          <table:table-cell office:value-type="float" office:value="202.859" calcext:value-type="float">
            <text:p>202.859</text:p>
          </table:table-cell>
          <table:table-cell office:value-type="float" office:value="132.409" calcext:value-type="float">
            <text:p>132.409</text:p>
          </table:table-cell>
          <table:table-cell office:value-type="float" office:value="202.039" calcext:value-type="float">
            <text:p>202.039</text:p>
          </table:table-cell>
          <table:table-cell office:value-type="float" office:value="276.01" calcext:value-type="float">
            <text:p>276.01</text:p>
          </table:table-cell>
          <table:table-cell office:value-type="float" office:value="205.218" calcext:value-type="float">
            <text:p>205.21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84.891" calcext:value-type="float">
            <text:p>484.891</text:p>
          </table:table-cell>
          <table:table-cell office:value-type="float" office:value="185.519" calcext:value-type="float">
            <text:p>185.519</text:p>
          </table:table-cell>
          <table:table-cell office:value-type="float" office:value="152.473" calcext:value-type="float">
            <text:p>152.473</text:p>
          </table:table-cell>
          <table:table-cell office:value-type="float" office:value="191.065" calcext:value-type="float">
            <text:p>191.065</text:p>
          </table:table-cell>
          <table:table-cell office:value-type="float" office:value="151.418" calcext:value-type="float">
            <text:p>151.418</text:p>
          </table:table-cell>
          <table:table-cell office:value-type="float" office:value="291.942" calcext:value-type="float">
            <text:p>291.942</text:p>
          </table:table-cell>
          <table:table-cell office:value-type="float" office:value="180.5" calcext:value-type="float">
            <text:p>180.5</text:p>
          </table:table-cell>
          <table:table-cell office:value-type="float" office:value="177.943" calcext:value-type="float">
            <text:p>177.943</text:p>
          </table:table-cell>
          <table:table-cell office:value-type="float" office:value="126.268" calcext:value-type="float">
            <text:p>126.268</text:p>
          </table:table-cell>
          <table:table-cell office:value-type="float" office:value="193.632" calcext:value-type="float">
            <text:p>193.63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447.34" calcext:value-type="float">
            <text:p>447.34</text:p>
          </table:table-cell>
          <table:table-cell office:value-type="float" office:value="136.461" calcext:value-type="float">
            <text:p>136.461</text:p>
          </table:table-cell>
          <table:table-cell office:value-type="float" office:value="120.073" calcext:value-type="float">
            <text:p>120.073</text:p>
          </table:table-cell>
          <table:table-cell office:value-type="float" office:value="109.953" calcext:value-type="float">
            <text:p>109.953</text:p>
          </table:table-cell>
          <table:table-cell office:value-type="float" office:value="96.0091" calcext:value-type="float">
            <text:p>96.0091</text:p>
          </table:table-cell>
          <table:table-cell office:value-type="float" office:value="99.5281" calcext:value-type="float">
            <text:p>99.5281</text:p>
          </table:table-cell>
          <table:table-cell office:value-type="float" office:value="134.277" calcext:value-type="float">
            <text:p>134.277</text:p>
          </table:table-cell>
          <table:table-cell office:value-type="float" office:value="125.934" calcext:value-type="float">
            <text:p>125.934</text:p>
          </table:table-cell>
          <table:table-cell office:value-type="float" office:value="126.197" calcext:value-type="float">
            <text:p>126.197</text:p>
          </table:table-cell>
          <table:table-cell office:value-type="float" office:value="185.859" calcext:value-type="float">
            <text:p>185.85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23.286" calcext:value-type="float">
            <text:p>523.286</text:p>
          </table:table-cell>
          <table:table-cell office:value-type="float" office:value="125.028" calcext:value-type="float">
            <text:p>125.028</text:p>
          </table:table-cell>
          <table:table-cell office:value-type="float" office:value="134.164" calcext:value-type="float">
            <text:p>134.164</text:p>
          </table:table-cell>
          <table:table-cell office:value-type="float" office:value="184.171" calcext:value-type="float">
            <text:p>184.171</text:p>
          </table:table-cell>
          <table:table-cell office:value-type="float" office:value="172.005" calcext:value-type="float">
            <text:p>172.005</text:p>
          </table:table-cell>
          <table:table-cell office:value-type="float" office:value="165.797" calcext:value-type="float">
            <text:p>165.797</text:p>
          </table:table-cell>
          <table:table-cell office:value-type="float" office:value="134.293" calcext:value-type="float">
            <text:p>134.293</text:p>
          </table:table-cell>
          <table:table-cell office:value-type="float" office:value="194.759" calcext:value-type="float">
            <text:p>194.759</text:p>
          </table:table-cell>
          <table:table-cell office:value-type="float" office:value="241.553" calcext:value-type="float">
            <text:p>241.553</text:p>
          </table:table-cell>
          <table:table-cell office:value-type="float" office:value="215.097" calcext:value-type="float">
            <text:p>215.09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463.039" calcext:value-type="float">
            <text:p>463.039</text:p>
          </table:table-cell>
          <table:table-cell office:value-type="float" office:value="116.695" calcext:value-type="float">
            <text:p>116.695</text:p>
          </table:table-cell>
          <table:table-cell office:value-type="float" office:value="135.72" calcext:value-type="float">
            <text:p>135.72</text:p>
          </table:table-cell>
          <table:table-cell office:value-type="float" office:value="126.388" calcext:value-type="float">
            <text:p>126.388</text:p>
          </table:table-cell>
          <table:table-cell office:value-type="float" office:value="177.326" calcext:value-type="float">
            <text:p>177.326</text:p>
          </table:table-cell>
          <table:table-cell office:value-type="float" office:value="204.161" calcext:value-type="float">
            <text:p>204.161</text:p>
          </table:table-cell>
          <table:table-cell office:value-type="float" office:value="128.534" calcext:value-type="float">
            <text:p>128.534</text:p>
          </table:table-cell>
          <table:table-cell office:value-type="float" office:value="161.578" calcext:value-type="float">
            <text:p>161.578</text:p>
          </table:table-cell>
          <table:table-cell office:value-type="float" office:value="159.792" calcext:value-type="float">
            <text:p>159.792</text:p>
          </table:table-cell>
          <table:table-cell office:value-type="float" office:value="192.324" calcext:value-type="float">
            <text:p>192.324</text:p>
          </table:table-cell>
        </table:table-row>
      </table:table>
      <table:table table:name="Top3" table:style-name="ta1">
        <table:shapes>
          <draw:frame draw:z-index="0" draw:style-name="gr1" draw:text-style-name="P1" svg:width="7.7299in" svg:height="3.4201in" svg:x="0.5843in" svg:y="0.5118in">
            <draw:text-box>
              <text:p>Top-3 algorithm Justifications:</text:p>
              <text:p/>
              <text:p>1. First step to pick algorithm pair would be to evaluate detector algorithms. A good algorithm would produce many keypoitns with distinct features; that is the keypoint size is not very large and size is uniform among keypoints. From this point of view, <text:span text:style-name="T1">AKAZE, SIFT and BRISK </text:span><text:span text:style-name="T2">would be detector of choice.</text:span></text:p>
              <text:p><text:span text:style-name="T2"/></text:p>
              <text:p><text:span text:style-name="T2">2. For descriptor, we check the number of matches in keypoints, for selected detectors</text:span></text:p>
              <text:p><text:span text:style-name="T1">AKAZE – any</text:span></text:p>
              <text:p><text:span text:style-name="T1">SIFT – any</text:span></text:p>
              <text:p><text:span text:style-name="T1">BIRSK – SIFT</text:span></text:p>
              <text:p><text:span text:style-name="T2">Would be candidate. Not all detector-descriptor pair run succesfully. </text:span></text:p>
              <text:p><text:span text:style-name="T2"/></text:p>
              <text:p><text:span text:style-name="T2">3. Finally, we check the execuation times, Top3 would be </text:span></text:p>
              <text:p><text:span text:style-name="T2"/></text:p>
              <text:p><text:span text:style-name="T2"><text:tab/></text:span><text:span text:style-name="T1">1. SIFT-BRIEF: fastest execuation times</text:span></text:p>
              <text:p><text:span text:style-name="T1"><text:tab/></text:span><text:span text:style-name="T1">2. AKAZE-AKAZE: fast enough and contains many features</text:span></text:p>
              <text:p><text:span text:style-name="T1"><text:tab/></text:span><text:span text:style-name="T1">3. BRISK-SIFT: contains many matches but is slower.</text:span></text:p>
              <text:p><text:span text:style-name="T2"/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9:30:54.81029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4:26:46.505183844</meta:creation-date>
    <dc:date>2022-10-02T20:41:16.819604268</dc:date>
    <meta:editing-duration>PT1H11M27S</meta:editing-duration>
    <meta:editing-cycles>61</meta:editing-cycles>
    <meta:generator>LibreOffice/6.4.7.2$Linux_X86_64 LibreOffice_project/40$Build-2</meta:generator>
    <meta:document-statistic meta:table-count="4" meta:cell-count="904" meta:object-count="1"/>
  </office:meta>
</office:document-meta>
</file>